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346a9" officeooo:paragraph-rsid="001346a9"/>
    </style:style>
    <style:style style:name="P2" style:family="paragraph" style:parent-style-name="Text_20_body">
      <style:text-properties officeooo:paragraph-rsid="001346a9"/>
    </style:style>
    <style:style style:name="P3" style:family="paragraph" style:parent-style-name="Title" style:master-page-name="First_20_Page">
      <style:paragraph-properties style:page-number="auto"/>
    </style:style>
    <style:style style:name="P4" style:family="paragraph" style:parent-style-name="Heading_20_1">
      <style:paragraph-properties fo:break-before="page"/>
      <style:text-properties officeooo:rsid="001346a9" officeooo:paragraph-rsid="001346a9"/>
    </style:style>
    <style:style style:name="P5" style:family="paragraph" style:parent-style-name="Subtitle">
      <style:text-properties officeooo:rsid="001346a9" officeooo:paragraph-rsid="001346a9"/>
    </style:style>
    <style:style style:name="P6" style:family="paragraph" style:parent-style-name="Footer">
      <style:text-properties officeooo:paragraph-rsid="001346a9"/>
    </style:style>
    <style:style style:name="P7" style:family="paragraph" style:parent-style-name="Header">
      <style:text-properties officeooo:rsid="001346a9" officeooo:paragraph-rsid="001346a9"/>
    </style:style>
    <style:style style:name="P8" style:family="paragraph" style:parent-style-name="Contents_20_1">
      <style:paragraph-properties>
        <style:tab-stops>
          <style:tab-stop style:position="10.8cm" style:type="right" style:leader-style="dotted" style:leader-text="."/>
        </style:tab-stops>
      </style:paragraph-properties>
    </style:style>
    <style:style style:name="P9" style:family="paragraph" style:parent-style-name="Contents_20_Heading" style:master-page-name="Standard">
      <style:paragraph-properties style:page-number="1"/>
    </style:style>
    <style:style style:name="T1" style:family="text">
      <style:text-properties officeooo:rsid="001346a9"/>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Title"/>
      <text:p text:style-name="Title"><text:title>Cambiar en las Propiedades</text:title></text:p>
      <text:p text:style-name="P5">Estilo para armar apuntes de bolsillo</text:p>
      <text:p text:style-name="P1"/>
      <text:p text:style-name="P1"/>
      <text:p text:style-name="P1"/>
      <text:p text:style-name="P1"/>
      <text:p text:style-name="P1"/>
      <text:p text:style-name="P1"/>
      <text:p text:style-name="P1"/>
      <text:p text:style-name="P1"/>
      <text:p text:style-name="P7"><text:initial-creator>Martín René Vilugrón</text:initial-creator></text:p>
      <text:p text:style-name="P7">Espacio para completar</text:p>
      <text:p text:style-name="P7">Con los datos del documento</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Índice</text:p>
          </text:index-title>
          <text:p text:style-name="P8"><text:a xlink:type="simple" xlink:href="#__RefHeading___Toc108_331127640" text:style-name="Index_20_Link" text:visited-style-name="Index_20_Link">Titulo 1<text:tab/>2</text:a></text:p>
        </text:index-body>
      </text:table-of-content>
      <text:p text:style-name="Text_20_body"/>
      <text:h text:style-name="P4" text:outline-level="1"><text:bookmark-start text:name="__RefHeading___Toc108_331127640"/>Titulo nivel 1<text:bookmark-end text:name="__RefHeading___Toc108_331127640"/></text:h>
      <text:p text:style-name="P2"><text:span text:style-name="T1">Cuerp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text:span></text:p>
      <text:h text:style-name="Heading_20_2" text:outline-level="2">Titulo nivel 2</text:h>
      <text:p text:style-name="P1">Cuerp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 de tex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346a9" officeooo:paragraph-rsid="001346a9"/>
    </style:style>
    <style:style style:name="MP2" style:family="paragraph" style:parent-style-name="Footer">
      <style:text-properties officeooo:paragraph-rsid="001346a9"/>
    </style:style>
    <style:style style:name="MT1" style:family="text">
      <style:text-properties officeooo:rsid="001346a9"/>
    </style:style>
    <style:page-layout style:name="Mpm1">
      <style:page-layout-properties fo:page-width="14.801cm" fo:page-height="21.001cm" style:num-format="1" style:print-orientation="portrait" fo:margin-top="2cm" fo:margin-bottom="2cm" fo:margin-left="2cm" fo:margin-right="2cm" fo:background-color="transparent" style:writing-mode="lr-tb" draw:fill="non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header-footer-properties fo:min-height="0.998cm" fo:margin-left="0cm" fo:margin-right="0cm" fo:margin-top="0.499cm" fo:background-color="transparent" style:dynamic-spacing="false" draw:fill="none"/>
      </style:footer-style>
    </style:page-layout>
    <style:page-layout style:name="Mpm2">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initial-creator>Martín René Vilugrón</text:initial-creator><text:tab/><text:tab/><text:title>Cambiar en las Propiedades</text:title></text:p>
      </style:header>
      <style:header-left>
        <text:p text:style-name="MP1"><text:title>Cambiar en las Propiedades</text:title><text:tab/><text:tab/><text:initial-creator>Martín René Vilugrón</text:initial-creator></text:p>
      </style:header-left>
      <style:footer>
        <text:p text:style-name="Footer"><text:span text:style-name="MT1">Página </text:span><text:page-number text:select-page="current">1</text:page-number><text:s/><text:span text:style-name="MT1">de </text:span><text:page-count>4</text:page-count></text:p>
      </style:footer>
      <style:footer-left>
        <text:p text:style-name="MP2"><text:span text:style-name="MT1"><text:tab/><text:tab/>Página </text:span><text:page-number text:select-page="current">2</text:page-number><text:s/><text:span text:style-name="MT1">de </text:span><text:page-count>4</text:page-count></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ín René Vilugrón</meta:initial-creator>
    <meta:creation-date>2019-09-07T23:34:49.556000000</meta:creation-date>
    <meta:editing-cycles>1</meta:editing-cycles>
    <meta:editing-duration>PT8M22S</meta:editing-duration>
    <dc:title>Cambiar en las Propiedades</dc:title>
    <dc:date>2019-09-07T23:43:10.196000000</dc:date>
    <dc:creator>Martín René Vilugrón</dc:creator>
    <meta:document-statistic meta:table-count="0" meta:image-count="0" meta:object-count="0" meta:page-count="4" meta:paragraph-count="15" meta:word-count="269" meta:character-count="1260" meta:non-whitespace-character-count="1000"/>
    <meta:generator>LibreOffice/6.1.0.3$Windows_X86_64 LibreOffice_project/efb621ed25068d70781dc026f7e9c5187a4decd1</meta:generator>
  </office:meta>
</office:document-meta>
</file>